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90000021B8A76AEF2F03A3D69.png" manifest:media-type="image/png"/>
  <manifest:file-entry manifest:full-path="Pictures/1000000000000277000000901F26D4B6300BAD50.png" manifest:media-type="image/png"/>
  <manifest:file-entry manifest:full-path="Pictures/100000000000054D00000215BF5E0F48432811C7.png" manifest:media-type="image/png"/>
  <manifest:file-entry manifest:full-path="Pictures/1000000000000270000001673D8A1D29D3F7F604.png" manifest:media-type="image/png"/>
  <manifest:file-entry manifest:full-path="Pictures/10000000000005290000022752170EA6A07314CE.png" manifest:media-type="image/png"/>
  <manifest:file-entry manifest:full-path="Pictures/100000000000021C0000009F859EF6B74AAE08C2.png" manifest:media-type="image/png"/>
  <manifest:file-entry manifest:full-path="Pictures/10000000000002D0000000A992828E8CA1E9C193.png" manifest:media-type="image/png"/>
  <manifest:file-entry manifest:full-path="Pictures/1000000000000285000000ABEE75D5D7543DD9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text-properties officeooo:rsid="001595c9" officeooo:paragraph-rsid="001595c9"/>
    </style:style>
    <style:style style:name="P4" style:family="paragraph" style:parent-style-name="Table_20_Contents">
      <style:paragraph-properties fo:text-align="center" style:justify-single-word="false"/>
      <style:text-properties officeooo:rsid="0025bbee" officeooo:paragraph-rsid="0025bbee"/>
    </style:style>
    <style:style style:name="P5" style:family="paragraph" style:parent-style-name="Table_20_Contents">
      <style:paragraph-properties fo:text-align="center" style:justify-single-word="false"/>
      <style:text-properties officeooo:rsid="0025bbee" officeooo:paragraph-rsid="002e8aa8"/>
    </style:style>
    <style:style style:name="P6" style:family="paragraph" style:parent-style-name="Text_20_body">
      <style:paragraph-properties fo:text-align="start" style:justify-single-word="false"/>
      <style:text-properties officeooo:rsid="0025bbee" officeooo:paragraph-rsid="0025bbee"/>
    </style:style>
    <style:style style:name="P7"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8"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9" style:family="paragraph" style:parent-style-name="Table_20_Contents">
      <style:paragraph-properties fo:text-align="center" style:justify-single-word="false"/>
      <style:text-properties officeooo:rsid="002e8aa8" officeooo:paragraph-rsid="002e8aa8"/>
    </style:style>
    <style:style style:name="P10" style:family="paragraph" style:parent-style-name="Table_20_Contents">
      <style:paragraph-properties fo:text-align="center" style:justify-single-word="false"/>
      <style:text-properties officeooo:rsid="00307d28" officeooo:paragraph-rsid="00307d28"/>
    </style:style>
    <style:style style:name="P11"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2" style:family="paragraph" style:parent-style-name="Heading_20_1">
      <style:paragraph-properties fo:text-align="center" style:justify-single-word="false"/>
      <style:text-properties officeooo:rsid="0013c305" officeooo:paragraph-rsid="0013c305"/>
    </style:style>
    <style:style style:name="P13" style:family="paragraph" style:parent-style-name="Heading_20_1">
      <style:paragraph-properties fo:text-align="center" style:justify-single-word="false"/>
      <style:text-properties officeooo:rsid="0012e2ae" officeooo:paragraph-rsid="0012e2ae"/>
    </style:style>
    <style:style style:name="P14" style:family="paragraph" style:parent-style-name="Heading_20_1">
      <style:paragraph-properties fo:text-align="center" style:justify-single-word="false"/>
      <style:text-properties officeooo:rsid="0029b68b" officeooo:paragraph-rsid="0029b68b"/>
    </style:style>
    <style:style style:name="P15" style:family="paragraph" style:parent-style-name="Text_20_body" style:list-style-name="L1">
      <style:paragraph-properties fo:text-align="start" style:justify-single-word="false"/>
      <style:text-properties officeooo:rsid="0013c305" officeooo:paragraph-rsid="0013c305"/>
    </style:style>
    <style:style style:name="P16" style:family="paragraph" style:parent-style-name="Text_20_body" style:list-style-name="L1">
      <style:paragraph-properties fo:text-align="start" style:justify-single-word="false"/>
      <style:text-properties fo:font-weight="normal" officeooo:rsid="0013c305" officeooo:paragraph-rsid="0013c305" style:font-weight-asian="normal" style:font-weight-complex="normal"/>
    </style:style>
    <style:style style:name="P17"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18"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19" style:family="paragraph" style:parent-style-name="Text_20_body" style:list-style-name="L1">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20" style:family="paragraph" style:parent-style-name="Text_20_body" style:list-style-name="L2">
      <style:paragraph-properties fo:text-align="start" style:justify-single-word="false"/>
      <style:text-properties officeooo:rsid="0019167d" officeooo:paragraph-rsid="0019167d"/>
    </style:style>
    <style:style style:name="P21" style:family="paragraph" style:parent-style-name="Text_20_body" style:list-style-name="L2">
      <style:paragraph-properties fo:text-align="start" style:justify-single-word="false"/>
      <style:text-properties officeooo:rsid="0019167d" officeooo:paragraph-rsid="0026e367"/>
    </style:style>
    <style:style style:name="P22" style:family="paragraph" style:parent-style-name="Text_20_body" style:list-style-name="L2">
      <style:paragraph-properties fo:text-align="start" style:justify-single-word="false"/>
      <style:text-properties fo:font-style="italic" officeooo:rsid="0019167d" officeooo:paragraph-rsid="0019167d" style:font-style-asian="italic" style:font-style-complex="italic"/>
    </style:style>
    <style:style style:name="P23" style:family="paragraph" style:parent-style-name="Text_20_body" style:list-style-name="L2">
      <style:paragraph-properties fo:text-align="start" style:justify-single-word="false"/>
      <style:text-properties fo:font-style="italic" officeooo:rsid="0025bbee" officeooo:paragraph-rsid="0025bbee" style:font-style-asian="italic" style:font-style-complex="italic"/>
    </style:style>
    <style:style style:name="P24" style:family="paragraph" style:parent-style-name="Text_20_body" style:list-style-name="L2">
      <style:paragraph-properties fo:text-align="start" style:justify-single-word="false"/>
      <style:text-properties officeooo:rsid="001ddac4" officeooo:paragraph-rsid="001ddac4"/>
    </style:style>
    <style:style style:name="P25" style:family="paragraph" style:parent-style-name="Text_20_body" style:list-style-name="L2">
      <style:paragraph-properties fo:text-align="start" style:justify-single-word="false"/>
      <style:text-properties officeooo:rsid="0018937f" officeooo:paragraph-rsid="0018937f"/>
    </style:style>
    <style:style style:name="P26" style:family="paragraph" style:parent-style-name="Text_20_body" style:list-style-name="L2">
      <style:paragraph-properties fo:text-align="start" style:justify-single-word="false"/>
      <style:text-properties officeooo:rsid="001bdbc1" officeooo:paragraph-rsid="001bdbc1"/>
    </style:style>
    <style:style style:name="P27" style:family="paragraph" style:parent-style-name="Text_20_body" style:list-style-name="L2">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28" style:family="paragraph" style:parent-style-name="Text_20_body" style:list-style-name="L2">
      <style:paragraph-properties fo:text-align="start" style:justify-single-word="false"/>
      <style:text-properties fo:font-style="normal" officeooo:rsid="0025bbee" officeooo:paragraph-rsid="0025bbee" style:font-style-asian="normal" style:font-style-complex="normal"/>
    </style:style>
    <style:style style:name="P29" style:family="paragraph" style:parent-style-name="Text_20_body" style:list-style-name="L2">
      <style:paragraph-properties fo:text-align="start" style:justify-single-word="false"/>
      <style:text-properties officeooo:rsid="0031ea33" officeooo:paragraph-rsid="0031ea33"/>
    </style:style>
    <style:style style:name="P30" style:family="paragraph" style:parent-style-name="Text_20_body" style:list-style-name="L5">
      <style:paragraph-properties fo:text-align="start" style:justify-single-word="false"/>
      <style:text-properties officeooo:paragraph-rsid="0038f552"/>
    </style:style>
    <style:style style:name="P31" style:family="paragraph" style:parent-style-name="Text_20_body" style:list-style-name="L6">
      <style:paragraph-properties fo:text-align="start" style:justify-single-word="false"/>
      <style:text-properties officeooo:paragraph-rsid="003cf07e"/>
    </style:style>
    <style:style style:name="P32" style:family="paragraph" style:parent-style-name="Text_20_body">
      <style:paragraph-properties fo:text-align="start" style:justify-single-word="false"/>
      <style:text-properties officeooo:paragraph-rsid="0012e2ae"/>
    </style:style>
    <style:style style:name="P33" style:family="paragraph" style:parent-style-name="Text_20_body" style:list-style-name="L7">
      <style:paragraph-properties fo:text-align="start" style:justify-single-word="false"/>
      <style:text-properties officeooo:paragraph-rsid="003e303f"/>
    </style:style>
    <style:style style:name="P34" style:family="paragraph" style:parent-style-name="Text_20_body" style:list-style-name="L4">
      <style:paragraph-properties fo:text-align="start" style:justify-single-word="false"/>
      <style:text-properties officeooo:rsid="0038f552" officeooo:paragraph-rsid="003a0587"/>
    </style:style>
    <style:style style:name="P35" style:family="paragraph" style:parent-style-name="Text_20_body" style:list-style-name="L5">
      <style:paragraph-properties fo:text-align="start" style:justify-single-word="false"/>
      <style:text-properties officeooo:rsid="0038f552" officeooo:paragraph-rsid="0038f552"/>
    </style:style>
    <style:style style:name="P36" style:family="paragraph" style:parent-style-name="Text_20_body" style:list-style-name="L3">
      <style:paragraph-properties fo:text-align="start" style:justify-single-word="false"/>
      <style:text-properties officeooo:rsid="003a0587" officeooo:paragraph-rsid="003a0587"/>
    </style:style>
    <style:style style:name="P37" style:family="paragraph" style:parent-style-name="Text_20_body" style:list-style-name="L4">
      <style:paragraph-properties fo:text-align="start" style:justify-single-word="false"/>
      <style:text-properties officeooo:rsid="003a0587" officeooo:paragraph-rsid="003a0587"/>
    </style:style>
    <style:style style:name="P38" style:family="paragraph" style:parent-style-name="Text_20_body">
      <style:text-properties officeooo:rsid="001595c9" officeooo:paragraph-rsid="0016c699"/>
    </style:style>
    <style:style style:name="P39" style:family="paragraph" style:parent-style-name="Text_20_body" style:list-style-name="L6">
      <style:paragraph-properties fo:text-align="start" style:justify-single-word="false"/>
      <style:text-properties officeooo:rsid="003cf07e" officeooo:paragraph-rsid="003cf07e"/>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6c699" style:font-weight-asian="normal" style:font-weight-complex="normal"/>
    </style:style>
    <style:style style:name="T6" style:family="text">
      <style:text-properties fo:font-weight="normal" officeooo:rsid="002b589a" style:font-weight-asian="normal" style:font-weight-complex="normal"/>
    </style:style>
    <style:style style:name="T7" style:family="text">
      <style:text-properties fo:font-weight="normal" officeooo:rsid="002e8aa8" style:font-weight-asian="normal" style:font-weight-complex="normal"/>
    </style:style>
    <style:style style:name="T8" style:family="text">
      <style:text-properties officeooo:rsid="001bdbc1"/>
    </style:style>
    <style:style style:name="T9" style:family="text">
      <style:text-properties officeooo:rsid="001ddac4"/>
    </style:style>
    <style:style style:name="T10" style:family="text">
      <style:text-properties fo:font-style="italic" style:font-style-asian="italic" style:font-style-complex="italic"/>
    </style:style>
    <style:style style:name="T11" style:family="text">
      <style:text-properties fo:font-style="italic" officeooo:rsid="001a10b5" style:font-style-asian="italic" style:font-style-complex="italic"/>
    </style:style>
    <style:style style:name="T12" style:family="text">
      <style:text-properties fo:font-style="italic" officeooo:rsid="00216622" style:font-style-asian="italic" style:font-style-complex="italic"/>
    </style:style>
    <style:style style:name="T13" style:family="text">
      <style:text-properties fo:font-style="italic" officeooo:rsid="0021b6e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fda79" style:font-style-asian="normal" style:font-style-complex="normal"/>
    </style:style>
    <style:style style:name="T16" style:family="text">
      <style:text-properties fo:font-style="normal" officeooo:rsid="002410c4" style:font-style-asian="normal" style:font-style-complex="normal"/>
    </style:style>
    <style:style style:name="T17" style:family="text">
      <style:text-properties fo:font-style="normal" officeooo:rsid="002e8aa8"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officeooo:rsid="00216622"/>
    </style:style>
    <style:style style:name="T20" style:family="text">
      <style:text-properties officeooo:rsid="0021b6e1"/>
    </style:style>
    <style:style style:name="T21" style:family="text">
      <style:text-properties officeooo:rsid="0025bbee"/>
    </style:style>
    <style:style style:name="T22" style:family="text">
      <style:text-properties officeooo:rsid="0026e367"/>
    </style:style>
    <style:style style:name="T23" style:family="text">
      <style:text-properties officeooo:rsid="002b589a"/>
    </style:style>
    <style:style style:name="T24" style:family="text">
      <style:text-properties officeooo:rsid="002e8aa8"/>
    </style:style>
    <style:style style:name="T25" style:family="text">
      <style:text-properties officeooo:rsid="0033f222"/>
    </style:style>
    <style:style style:name="T26" style:family="text">
      <style:text-properties officeooo:rsid="0038f552"/>
    </style:style>
    <style:style style:name="T27" style:family="text">
      <style:text-properties officeooo:rsid="0039f290"/>
    </style:style>
    <style:style style:name="T28" style:family="text">
      <style:text-properties officeooo:rsid="003cab43"/>
    </style:style>
    <style:style style:name="T29" style:family="text">
      <style:text-properties officeooo:rsid="003cf07e"/>
    </style:style>
    <style:style style:name="T30" style:family="text">
      <style:text-properties officeooo:rsid="003e22f3"/>
    </style:style>
    <style:style style:name="T31" style:family="text">
      <style:text-properties officeooo:rsid="003e303f"/>
    </style:style>
    <style:style style:name="T32" style:family="text">
      <style:text-properties officeooo:rsid="003fa7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3"/>
      <text:p text:style-name="P38">Vulnerable Machine<text:span text:style-name="T23">s</text:span>(<text:span text:style-name="T2">Vulnhub)</text:span> used:<text:span text:style-name="T6"> </text:span><text:span text:style-name="T3">Kioptrix.</text:span><text:span text:style-name="T5"> </text:span><text:span text:style-name="T4"><text:s/></text:span></text:p>
      <text:list xml:id="list2738735651" text:style-name="L4">
        <text:list-item>
          <text:p text:style-name="P34">When choosing the techs and vulnerabilities to enumerate, what is the most important characteristic to consider?</text:p>
          <text:p text:style-name="P37">That they are “<text:span text:style-name="T2">low hanging fruits”, </text:span><text:span text:style-name="T4">or in other words, techs with more well know vulnerabilities or with a higher probabilities of finding vulnerabilities. Example: HTTP and HTTPS have more vulns that SSH.</text:span></text:p>
        </text:list-item>
        <text:list-item>
          <text:p text:style-name="P34">When performing an enumeration research which characteristic indicates a high probability of finding vulnerabilities?</text:p>
        </text:list-item>
      </text:list>
      <text:list xml:id="list2761922087" text:style-name="L3">
        <text:list-header>
          <text:p text:style-name="P36"><text:span text:style-name="T4">A poor </text:span><text:span text:style-name="T2">opsec</text:span><text:span text:style-name="T4"> hygiene in simple things. Examples: default credentials, default webpages.</text:span></text:p>
        </text:list-header>
      </text:list>
      <text:h text:style-name="P12" text:outline-level="1">Discover Hosts</text:h>
      <text:list xml:id="list461456195" text:style-name="L1">
        <text:list-item>
          <text:p text:style-name="P15">Use <text:span text:style-name="T2">netdiscover</text:span><text:span text:style-name="T4"> to find the IP address of the target device.</text:span></text:p>
          <text:p text:style-name="P16"><draw:frame draw:style-name="fr2"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15"><text:span text:style-name="T4">Use </text:span><text:span text:style-name="T2">arp-scan</text:span><text:span text:style-name="T4"> to find the IP address of the target device.</text:span></text:p>
          <text:p text:style-name="P19"><draw:frame draw:style-name="fr2" draw:name="Image2" text:anchor-type="char" svg:width="6.6752in" svg:height="1.5665in" draw:z-index="1"><draw:image xlink:href="Pictures/10000000000002D0000000A992828E8CA1E9C193.png" xlink:type="simple" xlink:show="embed" xlink:actuate="onLoad" draw:mime-type="image/png"/></draw:frame></text:p>
        </text:list-item>
      </text:list>
      <text:p text:style-name="P11">Target IP Address: 10.0.2.4 for Kioptrix VM.</text:p>
      <text:h text:style-name="P13" text:outline-level="1"><text:soft-page-break/>Scanning with nmap <text:span text:style-name="T1">(Network Mapper)</text:span></text:h>
      <text:list xml:id="list2656173883" text:style-name="L2">
        <text:list-item>
          <text:p text:style-name="P20"><text:span text:style-name="T10">Nmap concept</text:span>: <text:span text:style-name="T9">A network tool used to scan/map networks and ports.</text:span></text:p>
        </text:list-item>
        <text:list-item>
          <text:p text:style-name="P22"><text:span text:style-name="T8">On an overview, e</text:span>xplain how nmap works.</text:p>
          <text:p text:style-name="P24">It works like an <text:span text:style-name="T10">incomplete TCP Connection (Three Way Handshake), standard packets (SYN, SYN-ACK), </text:span><text:span text:style-name="T15">but at the end, instead of an ACK packet to establish the connection, an RST packet for </text:span><text:span text:style-name="T16">end the connection</text:span><text:span text:style-name="T15"> is send. It’s like ghosting someone.</text:span></text:p>
        </text:list-item>
        <text:list-item>
          <text:p text:style-name="P25"><text:span text:style-name="T10">Do Host Scan/Discovery </text:span><text:span text:style-name="T11">(</text:span><text:span text:style-name="T12">of anytipe</text:span><text:span text:style-name="T11">)</text:span><text:span text:style-name="T10"> with nmap, </text:span><text:span text:style-name="T13">and find the IP address of the target host.</text:span><text:span text:style-name="T20"> </text:span></text:p>
        </text:list-item>
      </text:list>
      <text:p text:style-name="P6"><draw:frame draw:style-name="fr3" draw:name="Image3" text:anchor-type="char" svg:width="5.6252in" svg:height="1.6563in" draw:z-index="2"><draw:image xlink:href="Pictures/100000000000021C0000009F859EF6B74AAE08C2.png" xlink:type="simple" xlink:show="embed" xlink:actuate="onLoad" draw:mime-type="image/png"/></draw:frame></text:p>
      <text:p text:style-name="P8"><text:tab/>Target Host IP address: <text:span text:style-name="T4">10.0.2.</text:span><text:span text:style-name="T7">4</text:span></text:p>
      <text:list xml:id="list200959086257532" text:continue-numbering="true" text:style-name="L2">
        <text:list-header>
          <text:p text:style-name="P26"/>
        </text:list-header>
        <text:list-item>
          <text:p text:style-name="P22">Do a Cybermentor recommend <text:span text:style-name="T21">TCP port</text:span> scan, <text:span text:style-name="T19">and take note of the more relevant information </text:span><text:span text:style-name="T20">that will start your enumeration.</text:span></text:p>
          <text:p text:style-name="P23"><draw:frame draw:style-name="fr3" draw:name="Image4" text:anchor-type="char" svg:width="6.6752in" svg:height="3.4256in" draw:z-index="3"><draw:image xlink:href="Pictures/10000000000005290000022752170EA6A07314CE.png" xlink:type="simple" xlink:show="embed" xlink:actuate="onLoad" draw:mime-type="image/png"/></draw:frame></text:p>
          <text:p text:style-name="P23"><text:span text:style-name="T18">Operating System(Probably)</text:span><text:span text:style-name="T14">: </text:span><text:span text:style-name="T17">Linux Red Hat</text:span></text:p>
          <text:p text:style-name="P27"><text:soft-page-break/>Open ports and services:</text:p>
        </text:list-item>
      </text:list>
      <table:table table:name="Table1" table:style-name="Table1">
        <table:table-column table:style-name="Table1.A" table:number-columns-repeated="3"/>
        <table:table-row table:style-name="TableLine98734560">
          <table:table-cell table:style-name="Table1.A1" office:value-type="string">
            <text:p text:style-name="P7">Port</text:p>
          </table:table-cell>
          <table:table-cell table:style-name="Table1.A1" office:value-type="string">
            <text:p text:style-name="P7">Service</text:p>
          </table:table-cell>
          <table:table-cell table:style-name="Table1.C1" office:value-type="string">
            <text:p text:style-name="P7">Version</text:p>
          </table:table-cell>
        </table:table-row>
        <table:table-row table:style-name="TableLine99112592">
          <table:table-cell table:style-name="Table1.A2" office:value-type="string">
            <text:p text:style-name="P4">2<text:span text:style-name="T24">2</text:span></text:p>
          </table:table-cell>
          <table:table-cell table:style-name="Table1.A2" office:value-type="string">
            <text:p text:style-name="P9">Secure Socket Shell (ssh)</text:p>
          </table:table-cell>
          <table:table-cell table:style-name="Table1.C2" office:value-type="string">
            <text:p text:style-name="P9">OpenSSH 2.9p2 (protocol 1.99)</text:p>
          </table:table-cell>
        </table:table-row>
        <table:table-row table:style-name="Table1.3">
          <table:table-cell table:style-name="Table1.A2" office:value-type="string">
            <text:p text:style-name="P4">80</text:p>
          </table:table-cell>
          <table:table-cell table:style-name="Table1.A2" office:value-type="string">
            <text:p text:style-name="P4">Hypertext Transfer Protocol (http)</text:p>
          </table:table-cell>
          <table:table-cell table:style-name="Table1.C2" office:value-type="string">
            <text:p text:style-name="P4">Apache <text:span text:style-name="T22">httpd </text:span><text:span text:style-name="T24">1.3.20 ((Unix) (Red/Linux) mod_ssl/2.8.4 OpenSSL/0.9.6b)</text:span></text:p>
          </table:table-cell>
        </table:table-row>
        <table:table-row table:style-name="Table1.3">
          <table:table-cell table:style-name="Table1.A2" office:value-type="string">
            <text:p text:style-name="P9">443</text:p>
          </table:table-cell>
          <table:table-cell table:style-name="Table1.A2" office:value-type="string">
            <text:p text:style-name="P9">Ssl (Secure Socket Layer) / https (Hypertext Transfer Protocol Secure)</text:p>
          </table:table-cell>
          <table:table-cell table:style-name="Table1.C2" office:value-type="string">
            <text:p text:style-name="P5">Apache <text:span text:style-name="T22">httpd </text:span><text:span text:style-name="T24">1.3.20 ((Unix) (Red/Linux) mod_ssl/2.8.4 OpenSSL/0.9.6b)</text:span></text:p>
          </table:table-cell>
        </table:table-row>
        <table:table-row table:style-name="Table1.3">
          <table:table-cell table:style-name="Table1.A2" office:value-type="string">
            <text:p text:style-name="P10">139 (Workgroup: MYGROUP)</text:p>
          </table:table-cell>
          <table:table-cell table:style-name="Table1.A2" office:value-type="string">
            <text:p text:style-name="P10">Netbios-ssn/Service Message Block (smb)</text:p>
          </table:table-cell>
          <table:table-cell table:style-name="Table1.C2" office:value-type="string">
            <text:p text:style-name="P10">Samba smbd</text:p>
          </table:table-cell>
        </table:table-row>
      </table:table>
      <text:list xml:id="list200957932115594" text:continue-numbering="true" text:style-name="L2">
        <text:list-header>
          <text:p text:style-name="P28"><text:s/></text:p>
        </text:list-header>
        <text:list-item>
          <text:p text:style-name="P21"><text:span text:style-name="T10">Do an UDP scan (1000 ports), </text:span><text:span text:style-name="T13">and take note of the more relevant information that could help you to start your enumeration.</text:span></text:p>
          <text:p text:style-name="P21"><draw:frame draw:style-name="fr2" draw:name="Image5" text:anchor-type="char" svg:width="6.5in" svg:height="3.7398in" draw:z-index="4"><draw:image xlink:href="Pictures/1000000000000270000001673D8A1D29D3F7F604.png" xlink:type="simple" xlink:show="embed" xlink:actuate="onLoad" draw:mime-type="image/png"/></draw:frame></text:p>
          <text:p text:style-name="P29">I don’t know a lot about <text:span text:style-name="T25">these protocols and services, but I will catch them later.</text:span></text:p>
          <text:p text:style-name="P29"/>
        </text:list-item>
      </text:list>
      <text:h text:style-name="P14" text:outline-level="1"><text:soft-page-break/></text:h>
      <text:h text:style-name="P14" text:outline-level="1">Enumerating HTTP and HTTPS Part 1</text:h>
      <text:list xml:id="list3460650354" text:style-name="L5">
        <text:list-item>
          <text:p text:style-name="P30"><text:span text:style-name="T27">Perform</text:span><text:span text:style-name="T26"> an introductory enumeration on port 80 or 443 (HTTP or HTTPS), and mention </text:span><text:span text:style-name="T28">2</text:span><text:span text:style-name="T26"> relevant information foun</text:span><text:span text:style-name="T29">d.</text:span></text:p>
        </text:list-item>
      </text:list>
      <text:list xml:id="list250673921" text:style-name="L6">
        <text:list-item>
          <text:p text:style-name="P31"><text:span text:style-name="T29">A test web page for the Apache server, that indicates a poor opsec hygiene.</text:span></text:p>
          <text:p text:style-name="P31"><draw:frame draw:style-name="fr2"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39">A 404 not found response page, <text:span text:style-name="T30">which contains disclose information about the server. The curious thing here is that appears as 127.0.0.1 address, so that must indicate that some sort of proxy server is used by my browser or system.</text:span></text:p>
          <text:p text:style-name="P39"><draw:frame draw:style-name="fr2" draw:name="Image7" text:anchor-type="char" svg:width="6.4252in" svg:height="1.4661in" draw:z-index="6"><draw:image xlink:href="Pictures/1000000000000277000000901F26D4B6300BAD50.png" xlink:type="simple" xlink:show="embed" xlink:actuate="onLoad" draw:mime-type="image/png"/></draw:frame></text:p>
          <text:p text:style-name="P39"/>
        </text:list-item>
      </text:list>
      <text:list xml:id="list200958234477177" text:continue-list="list3460650354" text:style-name="L5">
        <text:list-item>
          <text:p text:style-name="P35">What is <text:span text:style-name="T2">Nikto?</text:span></text:p>
          <text:p text:style-name="P18">A tool used for scan potential vulnerabilities of web pages. <text:span text:style-name="T32">It’s detected or intercepted by systems or networks with a good opsec.</text:span></text:p>
        </text:list-item>
        <text:list-item>
          <text:p text:style-name="P17">Perform a Nikto Scanning, and mention 3 relevant information found about it.</text:p>
        </text:list-item>
      </text:list>
      <text:p text:style-name="P2"><text:tab/></text:p>
      <text:p text:style-name="P2"><text:soft-page-break/><text:tab/><draw:frame draw:style-name="fr1" draw:name="Image8" text:anchor-type="char" svg:width="6.9252in" svg:height="2.7583in" draw:z-index="7"><draw:image xlink:href="Pictures/10000000000005490000021B8A76AEF2F03A3D69.png" xlink:type="simple" xlink:show="embed" xlink:actuate="onLoad" draw:mime-type="image/png"/></draw:frame></text:p>
      <text:list xml:id="list3561890913" text:style-name="L7">
        <text:list-item>
          <text:p text:style-name="P33"><text:span text:style-name="T31">mod_ssl/2.8.4: mod_ssl 2.8.7 and lower are vulnerable to a remote buffer overflow which may allow a remote shell.</text:span></text:p>
        </text:list-item>
        <text:list-item>
          <text:p text:style-name="P33"><text:span text:style-name="T31">Apache is vulnerable to XSS via the expect Header (OSVDB-27487).</text:span></text:p>
        </text:list-item>
        <text:list-item>
          <text:p text:style-name="P33"><text:span text:style-name="T31"><text:s/></text:span><text:span text:style-name="T32">Numerous backdoors, specially from the PHP file manager.</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6-30T20:09:53.376929915</dc:date>
    <meta:editing-duration>PT10H45M29S</meta:editing-duration>
    <meta:editing-cycles>18</meta:editing-cycles>
    <meta:generator>LibreOffice/7.3.2.2$Linux_X86_64 LibreOffice_project/49f2b1bff42cfccbd8f788c8dc32c1c309559be0</meta:generator>
    <meta:document-statistic meta:table-count="1" meta:image-count="8" meta:object-count="0" meta:page-count="5" meta:paragraph-count="49" meta:word-count="483" meta:character-count="2998" meta:non-whitespace-character-count="2570"/>
  </office:meta>
</office:document-meta>
</file>